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238.76pt"/>
    </style:style>
    <style:style style:name="co5" style:family="table-column">
      <style:table-column-properties fo:break-before="auto" style:column-width="228.7pt"/>
    </style:style>
    <style:style style:name="co6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7" table:default-cell-style-name="ce7"/>
        <table:table-row table:style-name="ro1"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ATH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uery Parameter</text:p>
          </table:table-cell>
          <table:table-cell table:style-name="ce4" office:value-type="string" calcext:value-type="string">
            <text:p>Body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6">
            <text:p>Public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/product</text:p>
          </table:table-cell>
          <table:table-cell table:style-name="ce15" office:value-type="string" calcext:value-type="string">
            <text:p>GET</text:p>
          </table:table-cell>
          <table:table-cell table:style-name="ce11" office:value-type="string" calcext:value-type="string">
            <text:p>Query all shown, filtered products</text:p>
          </table:table-cell>
          <table:table-cell table:style-name="ce11" office:value-type="string" calcext:value-type="string">
            <text:p>keyword, category, lower, upper, rating, p, rp</text:p>
          </table:table-cell>
          <table:table-cell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hown product by id with its review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specifica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pecification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product/review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review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rating, p, rp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uth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token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email, passwor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uth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Create new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depan, belakang, email, passwor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9">
            <text:p>User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/user/product</text:p>
          </table:table-cell>
          <table:table-cell table:style-name="ce15" office:value-type="string" calcext:value-type="string">
            <text:p>GET</text:p>
          </table:table-cell>
          <table:table-cell table:style-name="ce11" office:value-type="string" calcext:value-type="string">
            <text:p>Query all shown, filtered products</text:p>
          </table:table-cell>
          <table:table-cell table:style-name="ce11" office:value-type="string" calcext:value-type="string">
            <text:p>keyword, category, lower, upper, rating, p, rp</text:p>
          </table:table-cell>
          <table:table-cell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user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shown product by id with its reviews and spec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review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user_rating, review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item review by current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user_rating, review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product/review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review by current use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items in current wishlist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item to wishlist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user/wishlists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in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profile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current user profil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depan, belakang, email, password, telepon, alamat, kota, provinsi, kode_pos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profile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Soft delete current user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items in current cart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item to a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Update items in current cart</text:p>
          </table:table-cell>
          <table:table-cell table:style-name="ce13"/>
          <table:table-cell table:style-name="ce13" office:value-type="string" calcext:value-type="string">
            <text:p>[product_ids], [jumlahs]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3" office:value-type="string" calcext:value-type="string">
            <text:p>/user/cart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item in car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transac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user transaction histor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tatus, p, rp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transaction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user selected history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user/shipmen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current transaction summar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hipment_method_id, payment_method_i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0" office:value-type="string" calcext:value-type="string">
            <text:p>OK</text:p>
          </table:table-cell>
          <table:table-cell table:style-name="ce14" office:value-type="string" calcext:value-type="string">
            <text:p>/user/shipment</text:p>
          </table:table-cell>
          <table:table-cell table:style-name="ce17" office:value-type="string" calcext:value-type="string">
            <text:p>PUT</text:p>
          </table:table-cell>
          <table:table-cell table:style-name="ce14" office:value-type="string" calcext:value-type="string">
            <text:p>Update current transaction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hipment_method_id, payment_method_i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4">
            <text:p>Admin</text:p>
          </table:table-cell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product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Query all filtered products</text:p>
          </table:table-cell>
          <table:table-cell table:style-name="ce13" office:value-type="string" calcext:value-type="string">
            <text:p>keyword, category, lower, upper, rating, p, rp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Get product by id with its reviews and specs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ama, harga, kategori, deskripsi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ama, harga, kategori, deskripsi, jumlah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specification</text:p>
          </table:table-cell>
          <table:table-cell table:style-name="ce16" office:value-type="string" calcext:value-type="string">
            <text:p>POST</text:p>
          </table:table-cell>
          <table:table-cell table:style-name="ce13" office:value-type="string" calcext:value-type="string">
            <text:p>Add new spec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roduct_id, content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2" office:value-type="string" calcext:value-type="string">
            <text:p>/admin/product/specification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specs for selected produc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content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/admin/product/specification/id</text:p>
          </table:table-cell>
          <table:table-cell table:style-name="ce16" office:value-type="string" calcext:value-type="string">
            <text:p>DELETE</text:p>
          </table:table-cell>
          <table:table-cell table:style-name="ce13" office:value-type="string" calcext:value-type="string">
            <text:p>Hard delete selected product specification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all users</text:p>
          </table:table-cell>
          <table:table-cell table:style-name="ce13" office:value-type="string" calcext:value-type="string">
            <text:p>p, rp, nama_depan, nama_belakang, everything..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selected user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user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Edit user statu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transaction history for all user</text:p>
          </table:table-cell>
          <table:table-cell table:style-name="ce13" office:value-type="string" calcext:value-type="string">
            <text:p>p, rp, user_id, pembayaran, kurir, status</text:p>
          </table:table-cell>
          <table:table-cell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/id</text:p>
          </table:table-cell>
          <table:table-cell table:style-name="ce16" office:value-type="string" calcext:value-type="string">
            <text:p>GET</text:p>
          </table:table-cell>
          <table:table-cell table:style-name="ce13" office:value-type="string" calcext:value-type="string">
            <text:p>Show transaction detail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9" office:value-type="string" calcext:value-type="string">
            <text:p>OK</text:p>
          </table:table-cell>
          <table:table-cell table:style-name="ce13" office:value-type="string" calcext:value-type="string">
            <text:p>/admin/transaction/id</text:p>
          </table:table-cell>
          <table:table-cell table:style-name="ce16" office:value-type="string" calcext:value-type="string">
            <text:p>PUT</text:p>
          </table:table-cell>
          <table:table-cell table:style-name="ce13" office:value-type="string" calcext:value-type="string">
            <text:p>Accept user transaction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0" office:value-type="string" calcext:value-type="string">
            <text:p>OK</text:p>
          </table:table-cell>
          <table:table-cell table:style-name="ce14" office:value-type="string" calcext:value-type="string">
            <text:p>/admin/transaction/id</text:p>
          </table:table-cell>
          <table:table-cell table:style-name="ce17" office:value-type="string" calcext:value-type="string">
            <text:p>DELETE</text:p>
          </table:table-cell>
          <table:table-cell table:style-name="ce14" office:value-type="string" calcext:value-type="string">
            <text:p>Decline user transaction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8:03:23.86609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2:36:51.096117425</meta:creation-date>
    <dc:date>2020-01-05T18:19:50.733235354</dc:date>
    <meta:editing-duration>PT21H13M44S</meta:editing-duration>
    <meta:editing-cycles>37</meta:editing-cycles>
    <meta:generator>LibreOffice/6.0.7.3$Linux_X86_64 LibreOffice_project/00m0$Build-3</meta:generator>
    <meta:document-statistic meta:table-count="1" meta:cell-count="243" meta:object-count="0"/>
  </office:meta>
</office:document-meta>
</file>